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telljie &amp; BDD format</text:p>
      <text:p text:style-name="Normal">Requirement: Cucumber plug in<text:s/></text:p>
      <text:p text:style-name="Normal">Maven: cucumber java dependency, cucumber Junit dependency</text:p>
      <text:p text:style-name="Normal">File structure: --2--- different packages under java</text:p>
      <text:p text:style-name="Normal">Selenium—page object models(inside java<text:s/>files)—drivers(driver factory)—steps definition(individual bdd running steps file)—utils(helper)</text:p>
      <text:p text:style-name="Normal">Resource package () bdd .feature files. To write in bdd format</text:p>
      <text:p text:style-name="Normal">Java files hooks(before set up &amp; after set up)</text:p>
      <text:p text:style-name="Normal">RUNNNER BDD JAVA FILE---- @RUNSWITH(CUCUMBER.CLASS)</text:p>
      <text:p text:style-name="Normal">@CUCUMBERProperty(feature= “path of resource file”)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haval Pandeji</meta:initial-creator>
    <dc:creator>Dhaval Pandeji</dc:creator>
    <meta:creation-date>2020-02-21T13:50:00Z</meta:creation-date>
    <dc:date>2020-03-07T09:58:00Z</dc:date>
    <meta:template xlink:href="Normal" xlink:type="simple"/>
    <meta:editing-cycles>3</meta:editing-cycles>
    <meta:editing-duration>PT33960S</meta:editing-duration>
    <meta:document-statistic meta:page-count="1" meta:paragraph-count="1" meta:word-count="77" meta:character-count="518" meta:row-count="3" meta:non-whitespace-character-count="442"/>
  </office:meta>
</office:document-meta>
</file>